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46cm" fo:min-width="3.6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46cm" fo:min-width="5.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046cm" fo:min-width="3.09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429cm" fo:min-width="3.62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69cm" fo:min-width="3.621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52cm" fo:min-width="3.62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046cm" fo:min-width="3.88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486cm" fo:min-width="3.62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486cm" fo:min-width="3.831cm"/>
    </style:style>
    <style:style style:name="gr12" style:family="graphic" style:parent-style-name="objectwithoutfill">
      <style:graphic-properties svg:stroke-color="#b80047" draw:marker-end="Arrow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046cm" fo:min-width="4.12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51cm" fo:min-width="3.62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12cm" fo:min-width="4.315cm"/>
    </style:style>
    <style:style style:name="gr16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53cm" fo:min-width="3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1cm" svg:height="3.296cm" svg:x="7.807cm" svg:y="0.996cm">
          <text:p text:style-name="P1">snap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121cm" svg:height="3.296cm" svg:x="2.038cm" svg:y="0.996cm">
          <text:p text:style-name="P1">librar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7.807cm" svg:y1="2.644cm" svg:x2="6.159cm" svg:y2="2.644cm" draw:start-shape="id1" draw:start-glue-point="5" draw:end-shape="id2" draw:end-glue-point="7" svg:d="M7807 2644h-1648" svg:viewBox="0 0 1649 1">
          <text:p/>
        </draw:connector>
        <draw:custom-shape draw:style-name="gr1" draw:text-style-name="P2" xml:id="id3" draw:id="id3" draw:layer="layout" svg:width="4.121cm" svg:height="3.296cm" svg:x="7.808cm" svg:y="5.565cm">
          <text:p text:style-name="P1">snapin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869cm" svg:y1="5.565cm" svg:x2="9.868cm" svg:y2="4.292cm" draw:start-shape="id3" draw:start-glue-point="4" draw:end-shape="id1" draw:end-glue-point="6" svg:d="M9869 5565v-636h-1v-637" svg:viewBox="0 0 2 1274">
          <text:p/>
        </draw:connector>
        <draw:custom-shape draw:style-name="gr1" draw:text-style-name="P2" xml:id="id4" draw:id="id4" draw:layer="layout" svg:width="4.121cm" svg:height="3.296cm" svg:x="2.038cm" svg:y="5.565cm">
          <text:p text:style-name="P1">snapcg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xml:id="id19" draw:id="id19" draw:layer="layout" svg:x1="4.099cm" svg:y1="5.565cm" svg:x2="9.868cm" svg:y2="4.292cm" draw:start-shape="id4" draw:start-glue-point="4" draw:end-shape="id1" draw:end-glue-point="6" svg:d="M4099 5565v-636h5769v-637" svg:viewBox="0 0 5770 1274">
          <text:p/>
        </draw:connector>
        <draw:custom-shape draw:style-name="gr3" draw:text-style-name="P2" xml:id="id5" draw:id="id5" draw:layer="layout" svg:width="6.45cm" svg:height="3.296cm" svg:x="14.14cm" svg:y="5.565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4.14cm" svg:y1="7.213cm" svg:x2="11.929cm" svg:y2="7.213cm" draw:start-shape="id5" draw:start-glue-point="5" draw:end-shape="id3" draw:end-glue-point="7" svg:d="M14140 7213h-2211" svg:viewBox="0 0 2212 1">
          <text:p/>
        </draw:connector>
        <draw:custom-shape draw:style-name="gr4" draw:text-style-name="P2" xml:id="id6" draw:id="id6" draw:layer="layout" svg:width="3.599cm" svg:height="3.296cm" svg:x="15.525cm" svg:y="10.354cm">
          <text:p text:style-name="P1">snaplo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7.325cm" svg:y1="10.354cm" svg:x2="17.365cm" svg:y2="8.861cm" draw:start-shape="id6" draw:start-glue-point="4" draw:end-shape="id5" draw:end-glue-point="6" svg:d="M17325 10354v-746h40v-747" svg:viewBox="0 0 41 1494">
          <text:p/>
        </draw:connector>
        <draw:custom-shape draw:style-name="gr1" draw:text-style-name="P2" xml:id="id7" draw:id="id7" draw:layer="layout" svg:width="4.121cm" svg:height="3.296cm" svg:x="8.53cm" svg:y="10.441cm">
          <text:p text:style-name="P1">snapdbprox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591cm" svg:y1="10.441cm" svg:x2="17.365cm" svg:y2="8.861cm" draw:start-shape="id7" draw:start-glue-point="4" draw:end-shape="id5" draw:end-glue-point="6" svg:d="M10591 10441v-789h6774v-791" svg:viewBox="0 0 6775 1581">
          <text:p/>
        </draw:connector>
        <draw:custom-shape draw:style-name="gr5" draw:text-style-name="P2" xml:id="id18" draw:id="id18" draw:layer="layout" svg:width="4.121cm" svg:height="3.679cm" svg:x="2.038cm" svg:y="9.941cm">
          <text:p text:style-name="P1">snapdb</text:p>
          <text:p text:style-name="P1">snapbackup</text:p>
          <text:p text:style-name="P1">cassview</text:p>
          <text:p text:style-name="P1">snap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8" draw:id="id8" draw:layer="layout" svg:width="4.121cm" svg:height="1.819cm" svg:x="2.038cm" svg:y="16.483cm">
          <text:p text:style-name="P1">snapfirwa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line-skew="-0.279cm" svg:x1="2.038cm" svg:y1="7.213cm" svg:x2="2.038cm" svg:y2="17.393cm" draw:start-shape="id4" draw:start-glue-point="5" draw:end-shape="id8" draw:end-glue-point="5" svg:d="M2038 7213h-781v10180h781" svg:viewBox="0 0 782 10181">
          <text:p/>
        </draw:connector>
        <draw:connector draw:style-name="gr2" draw:text-style-name="P3" draw:layer="layout" draw:line-skew="0.036cm" svg:x1="6.159cm" svg:y1="17.393cm" svg:x2="8.53cm" svg:y2="12.089cm" draw:start-shape="id8" draw:start-glue-point="7" draw:end-shape="id7" draw:end-glue-point="5" svg:d="M6159 17393h1221v-5304h1150" svg:viewBox="0 0 2372 5305">
          <text:p/>
        </draw:connector>
        <draw:custom-shape draw:style-name="gr1" draw:text-style-name="P2" xml:id="id13" draw:id="id13" draw:layer="layout" svg:width="4.121cm" svg:height="3.296cm" svg:x="8.53cm" svg:y="15.007cm">
          <text:p text:style-name="P1">snapboun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9" draw:id="id9" draw:layer="layout" svg:width="4.121cm" svg:height="2.002cm" svg:x="2.038cm" svg:y="19.989cm">
          <text:p text:style-name="P1">snaplayo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029cm" svg:x1="6.159cm" svg:y1="20.99cm" svg:x2="8.53cm" svg:y2="12.089cm" draw:start-shape="id9" draw:start-glue-point="7" draw:end-shape="id7" draw:end-glue-point="5" svg:d="M6159 20990h1214v-8901h1157" svg:viewBox="0 0 2372 8902">
          <text:p/>
        </draw:connector>
        <draw:custom-shape draw:style-name="gr9" draw:text-style-name="P2" xml:id="id14" draw:id="id14" draw:layer="layout" svg:width="4.381cm" svg:height="3.296cm" svg:x="14.877cm" svg:y="14.921cm">
          <text:p text:style-name="P1">snap</text:p>
          <text:p text:style-name="P1">manager.cg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10" draw:id="id10" draw:layer="layout" svg:width="4.121cm" svg:height="2.736cm" svg:x="8.53cm" svg:y="19.689cm">
          <text:p text:style-name="P1">snap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467cm" svg:x1="12.651cm" svg:y1="21.057cm" svg:x2="12.651cm" svg:y2="12.089cm" draw:start-shape="id10" draw:start-glue-point="7" draw:end-shape="id7" draw:end-glue-point="7" svg:d="M12651 21057h968v-8968h-968" svg:viewBox="0 0 969 8969">
          <text:p/>
        </draw:connector>
        <draw:custom-shape draw:style-name="gr11" draw:text-style-name="P2" xml:id="id11" draw:id="id11" draw:layer="layout" svg:width="4.331cm" svg:height="2.736cm" svg:x="15.014cm" svg:y="19.689cm">
          <text:p text:style-name="P1">snapserver</text:p>
          <text:p text:style-name="P1">core_plugi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draw:line-skew="0.279cm" svg:x1="10.591cm" svg:y1="22.425cm" svg:x2="17.18cm" svg:y2="22.425cm" draw:start-shape="id10" draw:start-glue-point="6" draw:end-shape="id11" draw:end-glue-point="6" svg:d="M10591 22425v781h6589v-781" svg:viewBox="0 0 6590 782">
          <text:p/>
        </draw:connector>
        <draw:custom-shape draw:style-name="gr13" draw:text-style-name="P2" xml:id="id12" draw:id="id12" draw:layer="layout" svg:width="4.627cm" svg:height="3.296cm" svg:x="8.024cm" svg:y="23.644cm">
          <text:p text:style-name="P1">snapback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line-skew="-0.279cm" svg:x1="8.024cm" svg:y1="25.292cm" svg:x2="2.038cm" svg:y2="17.393cm" draw:start-shape="id12" draw:start-glue-point="5" draw:end-shape="id8" draw:end-glue-point="5" svg:d="M8024 25292h-6767v-7899h781" svg:viewBox="0 0 6768 7900">
          <text:p/>
        </draw:connector>
        <draw:connector draw:style-name="gr7" draw:text-style-name="P3" draw:layer="layout" draw:line-skew="0.219cm" svg:x1="10.591cm" svg:y1="19.689cm" svg:x2="4.098cm" svg:y2="18.302cm" draw:start-shape="id10" draw:start-glue-point="4" draw:end-shape="id8" svg:d="M10591 19689v-474h-6493v-913" svg:viewBox="0 0 6494 1388">
          <text:p/>
        </draw:connector>
        <draw:connector draw:style-name="gr2" draw:text-style-name="P3" draw:layer="layout" svg:x1="10.591cm" svg:y1="15.007cm" svg:x2="10.591cm" svg:y2="13.737cm" draw:start-shape="id13" draw:start-glue-point="4" draw:end-shape="id7" draw:end-glue-point="6" svg:d="M10591 15007v-1270" svg:viewBox="0 0 1 1271">
          <text:p/>
        </draw:connector>
        <draw:connector draw:style-name="gr2" draw:text-style-name="P3" draw:layer="layout" draw:line-skew="0cm -2.219cm" svg:x1="19.258cm" svg:y1="16.569cm" svg:x2="17.365cm" svg:y2="8.861cm" draw:start-shape="id14" draw:start-glue-point="7" draw:end-shape="id5" draw:end-glue-point="6" svg:d="M19258 16569h501v-6896h-2394v-812" svg:viewBox="0 0 2395 7709">
          <text:p/>
        </draw:connector>
        <draw:custom-shape draw:style-name="gr14" draw:text-style-name="P2" xml:id="id15" draw:id="id15" draw:layer="layout" svg:width="4.121cm" svg:height="1.301cm" svg:x="2.038cm" svg:y="14.227cm">
          <text:p text:style-name="P1">iplo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.099cm" svg:y1="16.483cm" svg:x2="4.099cm" svg:y2="15.528cm" draw:start-shape="id8" draw:start-glue-point="4" draw:end-shape="id15" draw:end-glue-point="6" svg:d="M4099 16483v-955" svg:viewBox="0 0 1 956">
          <text:p/>
        </draw:connector>
        <draw:custom-shape draw:style-name="gr1" draw:text-style-name="P2" xml:id="id16" draw:id="id16" draw:layer="layout" svg:width="4.121cm" svg:height="3.296cm" svg:x="14.53cm" svg:y="1cm">
          <text:p text:style-name="P1">adduser<text:line-break/>director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1.928cm" svg:y1="2.644cm" svg:x2="14.53cm" svg:y2="2.648cm" draw:start-shape="id1" draw:start-glue-point="7" draw:end-shape="id16" draw:end-glue-point="5" svg:d="M11928 2644h1301v4h1301" svg:viewBox="0 0 2603 5">
          <text:p/>
        </draw:connector>
        <draw:connector draw:style-name="gr7" draw:text-style-name="P3" draw:layer="layout" draw:line-skew="0.412cm" svg:x1="17.068cm" svg:y1="18.217cm" svg:x2="4.099cm" svg:y2="18.302cm" draw:start-shape="id14" draw:start-glue-point="6" draw:end-shape="id8" draw:end-glue-point="6" svg:d="M17068 18217v998h-12969v-913" svg:viewBox="0 0 12970 999">
          <text:p/>
        </draw:connector>
        <draw:custom-shape draw:style-name="gr15" draw:text-style-name="P2" xml:id="id17" draw:id="id17" draw:layer="layout" svg:width="4.815cm" svg:height="1.562cm" svg:x="1.691cm" svg:y="23.249cm">
          <text:p text:style-name="P1">snapwatchd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-0.145cm" svg:x1="6.506cm" svg:y1="24.03cm" svg:x2="8.53cm" svg:y2="12.089cm" draw:start-shape="id17" draw:start-glue-point="7" draw:end-shape="id7" draw:end-glue-point="5" svg:d="M6506 24030h867v-11941h1157" svg:viewBox="0 0 2025 11942">
          <text:p/>
        </draw:connector>
        <draw:connector draw:style-name="gr16" draw:text-style-name="P3" draw:layer="layout" draw:type="curve" draw:line-skew="-0.403cm" svg:x1="6.159cm" svg:y1="7.213cm" svg:x2="8.53cm" svg:y2="21.057cm" draw:start-shape="id4" draw:start-glue-point="7" draw:end-shape="id10" draw:end-glue-point="5" svg:d="M6159 7213c1173 0-12 13844 2371 13844" svg:viewBox="0 0 2372 13845">
          <text:p/>
        </draw:connector>
        <draw:connector draw:style-name="gr16" draw:text-style-name="P3" draw:layer="layout" draw:type="curve" draw:line-skew="-0.377cm" svg:x1="12.651cm" svg:y1="21.057cm" svg:x2="15.525cm" svg:y2="12.002cm" draw:start-shape="id10" draw:start-glue-point="7" draw:end-shape="id6" draw:end-glue-point="5" svg:d="M12651 21057c1590 0 153-9055 2874-9055" svg:viewBox="0 0 2875 9056">
          <text:p/>
        </draw:connector>
        <draw:connector draw:style-name="gr16" draw:text-style-name="P3" draw:layer="layout" draw:type="curve" draw:line-skew="-0.507cm" svg:x1="12.651cm" svg:y1="25.292cm" svg:x2="15.525cm" svg:y2="12.002cm" draw:start-shape="id12" draw:start-glue-point="7" draw:end-shape="id6" draw:end-glue-point="5" svg:d="M12651 25292c1395 0-42-13290 2874-13290" svg:viewBox="0 0 2875 13291">
          <text:p/>
        </draw:connector>
        <draw:connector draw:style-name="gr16" draw:text-style-name="P3" draw:layer="layout" draw:type="curve" draw:line-skew="-0.433cm" svg:x1="15.014cm" svg:y1="21.057cm" svg:x2="15.525cm" svg:y2="12.002cm" draw:start-shape="id11" draw:start-glue-point="5" draw:end-shape="id6" draw:end-glue-point="5" svg:d="M15014 21057c-1402 0-1658-9055 511-9055" svg:viewBox="0 0 1597 9056">
          <text:p/>
        </draw:connector>
        <draw:connector draw:style-name="gr2" draw:text-style-name="P3" draw:layer="layout" draw:line-skew="0.467cm" svg:x1="12.651cm" svg:y1="25.292cm" svg:x2="12.651cm" svg:y2="12.089cm" draw:start-shape="id12" draw:start-glue-point="7" draw:end-shape="id7" draw:end-glue-point="7" svg:d="M12651 25292h968v-13203h-968" svg:viewBox="0 0 969 13204">
          <text:p/>
        </draw:connector>
        <draw:connector draw:style-name="gr2" draw:text-style-name="P3" draw:layer="layout" draw:line-skew="-0.414cm" svg:x1="15.014cm" svg:y1="21.057cm" svg:x2="12.651cm" svg:y2="12.089cm" draw:start-shape="id11" draw:start-glue-point="5" draw:end-shape="id7" draw:end-glue-point="7" svg:d="M15014 21057h-1596v-8968h-767" svg:viewBox="0 0 2364 8969">
          <text:p/>
        </draw:connector>
        <draw:connector draw:style-name="gr17" draw:text-style-name="P1" draw:layer="layout" svg:x1="6.159cm" svg:y1="11.781cm" svg:x2="6.983cm" svg:y2="4.929cm" draw:start-shape="id18" draw:start-glue-point="7" draw:end-shape="id19" draw:end-glue-point="0" svg:d="M6159 11781h824v-6852" svg:viewBox="0 0 825 6853">
          <text:p/>
        </draw:connector>
        <draw:custom-shape draw:style-name="gr18" draw:text-style-name="P2" xml:id="id20" draw:id="id20" draw:layer="layout" svg:width="4.25cm" svg:height="2.78cm" svg:x="15.138cm" svg:y="24.16cm">
          <text:p text:style-name="P1">snapmanager</text:p>
          <text:p text:style-name="P1">daem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curve" draw:line-skew="0.417cm" svg:x1="19.258cm" svg:y1="16.569cm" svg:x2="19.388cm" svg:y2="25.55cm" draw:start-shape="id14" draw:start-glue-point="7" draw:end-shape="id20" draw:end-glue-point="7" svg:d="M19258 16569c1573 0 1508 8981 130 8981" svg:viewBox="0 0 1173 8982">
          <text:p/>
        </draw:connector>
        <draw:connector draw:style-name="gr2" draw:text-style-name="P3" draw:layer="layout" draw:line-skew="-0.112cm -6.838cm" svg:x1="19.388cm" svg:y1="25.55cm" svg:x2="17.365cm" svg:y2="8.861cm" draw:start-shape="id20" draw:start-glue-point="7" draw:end-shape="id5" draw:end-glue-point="6" svg:d="M19388 25550h390v-15877h-2413v-812" svg:viewBox="0 0 2414 166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6-06-01T21:49:58.518210500</meta:creation-date>
    <dc:date>2016-07-16T13:29:47.658271068</dc:date>
    <dc:creator>Alexis Wilke</dc:creator>
    <meta:editing-duration>PT1H4M23S</meta:editing-duration>
    <meta:editing-cycles>16</meta:editing-cycles>
    <meta:generator>LibreOffice/5.1.4.2$Linux_X86_64 LibreOffice_project/10m0$Build-2</meta:generator>
    <meta:document-statistic meta:object-count="47"/>
  </office:meta>
</office:document-meta>
</file>